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b656a" officeooo:paragraph-rsid="000b656a"/>
    </style:style>
    <style:style style:name="P2" style:family="paragraph" style:parent-style-name="Text_20_body">
      <style:text-properties officeooo:rsid="000b656a" officeooo:paragraph-rsid="001cf88a"/>
    </style:style>
    <style:style style:name="P3" style:family="paragraph" style:parent-style-name="Text_20_body">
      <style:text-properties officeooo:rsid="000b656a" officeooo:paragraph-rsid="001d802a"/>
    </style:style>
    <style:style style:name="P4" style:family="paragraph" style:parent-style-name="Text_20_body">
      <style:text-properties officeooo:rsid="000b656a" officeooo:paragraph-rsid="00270c7f"/>
    </style:style>
    <style:style style:name="P5" style:family="paragraph" style:parent-style-name="Footnote">
      <style:text-properties officeooo:rsid="0014e170" officeooo:paragraph-rsid="0014e170"/>
    </style:style>
    <style:style style:name="P6" style:family="paragraph" style:parent-style-name="Footnote">
      <style:text-properties officeooo:rsid="0014e5fc" officeooo:paragraph-rsid="0014e5fc"/>
    </style:style>
    <style:style style:name="P7" style:family="paragraph" style:parent-style-name="Footnote">
      <style:text-properties officeooo:rsid="0014e5fc" officeooo:paragraph-rsid="00165e1a"/>
    </style:style>
    <style:style style:name="P8" style:family="paragraph" style:parent-style-name="Footnote">
      <style:text-properties officeooo:paragraph-rsid="00165e1a"/>
    </style:style>
    <style:style style:name="P9" style:family="paragraph" style:parent-style-name="Footnote">
      <style:text-properties officeooo:rsid="0018af6e" officeooo:paragraph-rsid="001d802a"/>
    </style:style>
    <style:style style:name="P10" style:family="paragraph" style:parent-style-name="Footnote">
      <style:text-properties officeooo:paragraph-rsid="001d802a"/>
    </style:style>
    <style:style style:name="P11" style:family="paragraph" style:parent-style-name="Text_20_body">
      <style:text-properties officeooo:paragraph-rsid="001d802a"/>
    </style:style>
    <style:style style:name="P12" style:family="paragraph" style:parent-style-name="Footnote">
      <style:text-properties officeooo:rsid="0024062a" officeooo:paragraph-rsid="0024062a"/>
    </style:style>
    <style:style style:name="P13" style:family="paragraph" style:parent-style-name="Footnote">
      <style:text-properties officeooo:rsid="0024a838" officeooo:paragraph-rsid="0024a838"/>
    </style:style>
    <style:style style:name="P14" style:family="paragraph" style:parent-style-name="Footnote">
      <style:text-properties officeooo:rsid="00256ee6" officeooo:paragraph-rsid="00256ee6"/>
    </style:style>
    <style:style style:name="P15" style:family="paragraph" style:parent-style-name="Footnote">
      <style:text-properties officeooo:paragraph-rsid="0018af6e"/>
    </style:style>
    <style:style style:name="P16" style:family="paragraph" style:parent-style-name="Standard">
      <style:text-properties officeooo:paragraph-rsid="00270c7f"/>
    </style:style>
    <style:style style:name="P17" style:family="paragraph" style:parent-style-name="Text_20_body">
      <style:text-properties officeooo:paragraph-rsid="001cf88a"/>
    </style:style>
    <style:style style:name="P18" style:family="paragraph" style:parent-style-name="Text_20_body">
      <loext:graphic-properties draw:fill-gradient-name="gradient" draw:fill-hatch-name="hatch"/>
      <style:paragraph-properties text:number-lines="true" text:line-number="1"/>
      <style:text-properties fo:font-weight="bold" officeooo:rsid="000b656a" officeooo:paragraph-rsid="000b656a" style:font-weight-asian="bold" style:font-weight-complex="bold"/>
    </style:style>
    <style:style style:name="P19" style:family="paragraph" style:parent-style-name="Text_20_body">
      <loext:graphic-properties draw:fill-gradient-name="gradient" draw:fill-hatch-name="hatch"/>
      <style:paragraph-properties text:number-lines="true" text:line-number="0"/>
      <style:text-properties officeooo:paragraph-rsid="001edefa"/>
    </style:style>
    <style:style style:name="P20" style:family="paragraph" style:parent-style-name="Text_20_body">
      <style:text-properties officeooo:paragraph-rsid="0020b168"/>
    </style:style>
    <style:style style:name="P21" style:family="paragraph" style:parent-style-name="Text_20_body">
      <style:text-properties officeooo:paragraph-rsid="0020dd60"/>
    </style:style>
    <style:style style:name="P22" style:family="paragraph" style:parent-style-name="Text_20_body">
      <loext:graphic-properties draw:fill="none" draw:fill-color="#ffffff" draw:opacity="100%"/>
      <style:paragraph-properties fo:background-color="transparent"/>
      <style:text-properties officeooo:paragraph-rsid="0020dd60"/>
    </style:style>
    <style:style style:name="P23" style:family="paragraph" style:parent-style-name="Text_20_body">
      <style:text-properties officeooo:paragraph-rsid="002245d3"/>
    </style:style>
    <style:style style:name="P24" style:family="paragraph" style:parent-style-name="Standard">
      <style:paragraph-properties text:number-lines="false" text:line-number="0"/>
      <style:text-properties fo:color="#0000b0" loext:opacity="100%" style:font-name="Lato1" fo:font-size="13pt" officeooo:paragraph-rsid="0029932e" style:font-size-asian="13pt" style:font-size-complex="13pt"/>
    </style:style>
    <style:style style:name="P25" style:family="paragraph" style:parent-style-name="Text_20_body">
      <style:paragraph-properties text:number-lines="false" text:line-number="0"/>
      <style:text-properties officeooo:paragraph-rsid="0029932e"/>
    </style:style>
    <style:style style:name="P26" style:family="paragraph" style:parent-style-name="Footnote">
      <style:text-properties officeooo:rsid="002fbcd4" officeooo:paragraph-rsid="002fbcd4"/>
    </style:style>
    <style:style style:name="P27" style:family="paragraph" style:parent-style-name="Title">
      <loext:graphic-properties draw:fill-gradient-name="gradient" draw:fill-hatch-name="hatch"/>
      <style:paragraph-properties fo:break-before="page" text:number-lines="false" text:line-number="0"/>
      <style:text-properties fo:font-size="20pt" officeooo:paragraph-rsid="001e221d" fo:background-color="#e1c435" style:font-size-asian="20pt" style:font-size-complex="20pt"/>
    </style:style>
    <style:style style:name="P28" style:family="paragraph" style:parent-style-name="Text_20_body">
      <style:text-properties officeooo:paragraph-rsid="001cf88a" fo:background-color="#e1c435"/>
    </style:style>
    <style:style style:name="P29" style:family="paragraph" style:parent-style-name="Title" style:master-page-name="First_20_Page">
      <loext:graphic-properties draw:fill-gradient-name="gradient" draw:fill-hatch-name="hatch"/>
      <style:paragraph-properties style:page-number="auto" text:number-lines="false" text:line-number="0"/>
      <style:text-properties officeooo:rsid="0029932e" officeooo:paragraph-rsid="0029932e"/>
    </style:style>
    <style:style style:name="P30" style:family="paragraph" style:parent-style-name="Heading_20_2">
      <loext:graphic-properties draw:fill-gradient-name="gradient" draw:fill-hatch-name="hatch"/>
      <style:paragraph-properties text:number-lines="false" text:line-number="0"/>
      <style:text-properties officeooo:rsid="0019ced0" officeooo:paragraph-rsid="001cf88a"/>
    </style:style>
    <style:style style:name="P31" style:family="paragraph" style:parent-style-name="Heading_20_2">
      <loext:graphic-properties draw:fill-gradient-name="gradient" draw:fill-hatch-name="hatch"/>
      <style:paragraph-properties text:number-lines="false" text:line-number="0"/>
    </style:style>
    <style:style style:name="P32" style:family="paragraph" style:parent-style-name="Text_20_body" style:list-style-name="L1">
      <style:text-properties fo:color="#0000b0" loext:opacity="100%" fo:font-size="13pt" style:font-size-asian="13pt" style:font-size-complex="13pt"/>
    </style:style>
    <style:style style:name="P33" style:family="paragraph" style:parent-style-name="Text_20_body" style:list-style-name="L1" style:master-page-name="">
      <loext:graphic-properties draw:fill-hatch-name="hatch"/>
      <style:paragraph-properties style:page-number="auto" text:number-lines="false" text:line-number="0"/>
      <style:text-properties fo:color="#0000b0" loext:opacity="100%" fo:font-size="13pt" officeooo:paragraph-rsid="002da5bc" style:font-size-asian="13pt" style:font-size-complex="13pt"/>
    </style:style>
    <style:style style:name="P34" style:family="paragraph" style:parent-style-name="Text_20_body" style:list-style-name="L1">
      <loext:graphic-properties draw:fill-gradient-name="gradient" draw:fill-hatch-name="hatch"/>
      <style:paragraph-properties fo:margin-top="0cm" fo:margin-bottom="1.298cm" style:contextual-spacing="false" text:number-lines="false" text:line-number="0"/>
      <style:text-properties officeooo:rsid="0029932e" officeooo:paragraph-rsid="0029932e"/>
    </style:style>
    <style:style style:name="T1" style:family="text">
      <style:text-properties fo:font-style="italic" style:font-style-asian="italic" style:font-style-complex="italic"/>
    </style:style>
    <style:style style:name="T2" style:family="text">
      <style:text-properties fo:font-style="italic" officeooo:rsid="00165e1a" style:font-style-asian="italic" style:font-style-complex="italic"/>
    </style:style>
    <style:style style:name="T3" style:family="text">
      <style:text-properties fo:font-style="italic" officeooo:rsid="000b656a" style:font-style-asian="italic" style:font-style-complex="italic"/>
    </style:style>
    <style:style style:name="T4" style:family="text">
      <style:text-properties fo:font-style="italic" style:text-underline-style="none" officeooo:rsid="0020dd60" fo:background-color="#3aa462" loext:char-shading-value="0" style:font-style-asian="italic" style:font-style-complex="italic"/>
    </style:style>
    <style:style style:name="T5" style:family="text">
      <style:text-properties fo:font-style="italic" fo:background-color="#e1c435" loext:char-shading-value="0" style:font-style-asian="italic" style:font-style-complex="italic"/>
    </style:style>
    <style:style style:name="T6" style:family="text">
      <style:text-properties fo:font-style="italic" officeooo:rsid="000b656a" fo:background-color="#e1c435" loext:char-shading-value="0" style:font-style-asian="italic" style:font-style-complex="italic"/>
    </style:style>
    <style:style style:name="T7" style:family="text">
      <style:text-properties fo:font-style="italic" fo:background-color="#3aa462" loext:char-shading-value="0" style:font-style-asian="italic" style:font-style-complex="italic"/>
    </style:style>
    <style:style style:name="T8" style:family="text">
      <style:text-properties fo:font-style="italic" officeooo:rsid="000b656a" fo:background-color="#3aa462"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2f33c" style:font-style-asian="normal" style:font-style-complex="normal"/>
    </style:style>
    <style:style style:name="T11" style:family="text">
      <style:text-properties fo:font-style="normal" officeooo:rsid="000b656a" style:font-style-asian="normal" style:font-style-complex="normal"/>
    </style:style>
    <style:style style:name="T12" style:family="text">
      <style:text-properties fo:font-style="normal" officeooo:rsid="0020b168" style:font-style-asian="normal" style:font-style-complex="normal"/>
    </style:style>
    <style:style style:name="T13" style:family="text">
      <style:text-properties fo:font-style="normal" officeooo:rsid="0014e170" style:font-style-asian="normal" style:font-style-complex="normal"/>
    </style:style>
    <style:style style:name="T14" style:family="text">
      <style:text-properties fo:font-style="normal" officeooo:rsid="002245d3" style:font-style-asian="normal" style:font-style-complex="normal"/>
    </style:style>
    <style:style style:name="T15" style:family="text">
      <style:text-properties fo:font-style="normal" officeooo:rsid="00230435" style:font-style-asian="normal" style:font-style-complex="normal"/>
    </style:style>
    <style:style style:name="T16" style:family="text">
      <style:text-properties fo:font-style="normal" officeooo:rsid="00270c7f" style:font-style-asian="normal" style:font-style-complex="normal"/>
    </style:style>
    <style:style style:name="T17" style:family="text">
      <style:text-properties fo:font-style="normal" officeooo:rsid="0028fe2d" style:font-style-asian="normal" style:font-style-complex="normal"/>
    </style:style>
    <style:style style:name="T18" style:family="text">
      <style:text-properties officeooo:rsid="0012f33c"/>
    </style:style>
    <style:style style:name="T19" style:family="text">
      <style:text-properties officeooo:rsid="0014e5fc"/>
    </style:style>
    <style:style style:name="T20" style:family="text">
      <style:text-properties officeooo:rsid="00165e1a"/>
    </style:style>
    <style:style style:name="T21" style:family="text">
      <style:text-properties officeooo:rsid="001840e6"/>
    </style:style>
    <style:style style:name="T22" style:family="text">
      <style:text-properties officeooo:rsid="0018af6e"/>
    </style:style>
    <style:style style:name="T23" style:family="text">
      <style:text-properties officeooo:rsid="000b656a"/>
    </style:style>
    <style:style style:name="T24" style:family="text">
      <style:text-properties officeooo:rsid="001e221d"/>
    </style:style>
    <style:style style:name="T25" style:family="text">
      <style:text-properties officeooo:rsid="001edefa"/>
    </style:style>
    <style:style style:name="T26" style:family="text">
      <style:text-properties officeooo:rsid="001f4af8"/>
    </style:style>
    <style:style style:name="T27" style:family="text">
      <style:text-properties officeooo:rsid="0020b168"/>
    </style:style>
    <style:style style:name="T28" style:family="text">
      <style:text-properties officeooo:rsid="00230435"/>
    </style:style>
    <style:style style:name="T29" style:family="text">
      <style:text-properties officeooo:rsid="0024a838"/>
    </style:style>
    <style:style style:name="T30" style:family="text">
      <style:text-properties officeooo:rsid="00256ee6"/>
    </style:style>
    <style:style style:name="T31" style:family="text">
      <style:text-properties fo:color="#0000b0" loext:opacity="100%" style:font-name="Lato1" fo:font-size="13pt" officeooo:rsid="002416b0" style:font-size-asian="13pt" style:font-size-complex="13pt"/>
    </style:style>
    <style:style style:name="T32" style:family="text">
      <style:text-properties fo:color="#0000b0" loext:opacity="100%" style:font-name="Lato1" fo:font-size="13pt" officeooo:rsid="002b6b41" style:font-size-asian="13pt" style:font-size-complex="13pt"/>
    </style:style>
    <style:style style:name="T33" style:family="text">
      <style:text-properties fo:color="#0000b0" loext:opacity="100%" style:font-name="Lato1" fo:font-size="13pt" officeooo:rsid="00380ed0" style:font-size-asian="13pt" style:font-size-complex="13pt"/>
    </style:style>
    <style:style style:name="T34" style:family="text">
      <style:text-properties fo:color="#0000b0" loext:opacity="100%" style:font-name="Lato1" fo:font-size="13pt" officeooo:rsid="00406829" style:font-size-asian="13pt" style:font-size-complex="13pt"/>
    </style:style>
    <style:style style:name="T35" style:family="text">
      <style:text-properties fo:color="#0000b0" loext:opacity="100%" style:font-name="Lato1" fo:font-size="13pt" fo:font-weight="bold" officeooo:rsid="002b6b41" style:font-size-asian="13pt" style:font-weight-asian="bold" style:font-size-complex="13pt" style:font-weight-complex="bold"/>
    </style:style>
    <style:style style:name="T36" style:family="text">
      <style:text-properties fo:color="#0000b0" loext:opacity="100%" style:font-name="Lato1" fo:font-size="13pt" fo:font-weight="bold" officeooo:rsid="00380ed0" style:font-size-asian="13pt" style:font-weight-asian="bold" style:font-size-complex="13pt" style:font-weight-complex="bold"/>
    </style:style>
    <style:style style:name="T37" style:family="text">
      <style:text-properties fo:color="#0000b0" loext:opacity="100%" style:font-name="Lato1" fo:font-size="13pt" fo:font-weight="bold" officeooo:rsid="00406829" style:font-size-asian="13pt" style:font-weight-asian="bold" style:font-size-complex="13pt" style:font-weight-complex="bold"/>
    </style:style>
    <style:style style:name="T38" style:family="text">
      <style:text-properties fo:color="#0000b0" loext:opacity="100%" style:font-name="Lato1" fo:font-size="13pt" fo:font-weight="bold" officeooo:rsid="0029932e" style:font-size-asian="13pt" style:font-weight-asian="bold" style:font-size-complex="13pt" style:font-weight-complex="bold"/>
    </style:style>
    <style:style style:name="T39" style:family="text">
      <style:text-properties fo:color="#0000b0" loext:opacity="100%" style:font-name="Lato1" fo:font-size="13pt" officeooo:rsid="00380ed0" fo:background-color="#ffff00" loext:char-shading-value="0" style:font-size-asian="13pt" style:font-size-complex="13pt"/>
    </style:style>
    <style:style style:name="T40" style:family="text">
      <style:text-properties fo:color="#0000b0" loext:opacity="100%" style:font-name="Lato1" fo:font-size="13pt" officeooo:rsid="002d2634" fo:background-color="#ffff00" loext:char-shading-value="0" style:font-size-asian="13pt" style:font-size-complex="13pt"/>
    </style:style>
    <style:style style:name="T41" style:family="text">
      <style:text-properties fo:color="#0000b0" loext:opacity="100%" style:font-name="Lato1" fo:font-size="13pt" officeooo:rsid="0029932e" fo:background-color="#ffff00" loext:char-shading-value="0" style:font-size-asian="13pt" style:font-size-complex="13pt"/>
    </style:style>
    <style:style style:name="T42" style:family="text">
      <style:text-properties fo:color="#0000b0" loext:opacity="100%" style:font-name="Lato1" fo:font-size="13pt" fo:font-style="normal" officeooo:rsid="004738e8" fo:background-color="#ffff00" loext:char-shading-value="0" style:font-size-asian="13pt" style:font-style-asian="normal" style:font-size-complex="13pt" style:font-style-complex="normal"/>
    </style:style>
    <style:style style:name="T43" style:family="text">
      <style:text-properties fo:color="#0000b0" loext:opacity="100%" style:font-name="Lato1" fo:font-size="13pt" fo:font-style="normal" officeooo:rsid="0029932e" fo:background-color="#ffff00" loext:char-shading-value="0" style:font-size-asian="13pt" style:font-style-asian="normal" style:font-size-complex="13pt" style:font-style-complex="normal"/>
    </style:style>
    <style:style style:name="T44" style:family="text">
      <style:text-properties officeooo:rsid="002416b0"/>
    </style:style>
    <style:style style:name="T45" style:family="text">
      <style:text-properties officeooo:rsid="00406829"/>
    </style:style>
    <style:style style:name="T46" style:family="text">
      <style:text-properties officeooo:rsid="0046e035"/>
    </style:style>
    <style:style style:name="T47" style:family="text">
      <style:text-properties fo:font-weight="bold" officeooo:rsid="0046e035" style:font-weight-asian="bold" style:font-weight-complex="bold"/>
    </style:style>
    <style:style style:name="T48" style:family="text">
      <style:text-properties fo:font-weight="bold" officeooo:rsid="002416b0" style:font-weight-asian="bold" style:font-weight-complex="bold"/>
    </style:style>
    <style:style style:name="T49" style:family="text">
      <style:text-properties fo:font-weight="bold" officeooo:rsid="00380ed0" style:font-weight-asian="bold" style:font-weight-complex="bold"/>
    </style:style>
    <style:style style:name="T50" style:family="text">
      <style:text-properties fo:font-weight="bold" officeooo:rsid="00406829" style:font-weight-asian="bold" style:font-weight-complex="bold"/>
    </style:style>
    <style:style style:name="T51" style:family="text">
      <style:text-properties fo:background-color="#3aa462" loext:char-shading-value="0"/>
    </style:style>
    <style:style style:name="T52" style:family="text">
      <style:text-properties officeooo:rsid="000b656a" fo:background-color="#3aa462" loext:char-shading-value="0"/>
    </style:style>
    <style:style style:name="T53" style:family="text">
      <style:text-properties officeooo:rsid="0020dd60" fo:background-color="#3aa462" loext:char-shading-value="0"/>
    </style:style>
    <style:style style:name="T54" style:family="text">
      <style:text-properties fo:background-color="#e1c435" loext:char-shading-value="0"/>
    </style:style>
    <style:style style:name="T55" style:family="text">
      <style:text-properties officeooo:rsid="000cb9aa" fo:background-color="#e1c435" loext:char-shading-value="0"/>
    </style:style>
    <style:style style:name="T56" style:family="text">
      <style:text-properties officeooo:rsid="000b656a" fo:background-color="#e1c435" loext:char-shading-value="0"/>
    </style:style>
    <style:style style:name="T57" style:family="text">
      <style:text-properties officeooo:rsid="001d802a" fo:background-color="#e1c435" loext:char-shading-value="0"/>
    </style:style>
    <style:style style:name="T58" style:family="text">
      <style:text-properties officeooo:rsid="00165e1a" fo:background-color="#e1c435" loext:char-shading-value="0"/>
    </style:style>
    <style:style style:name="T59" style:family="text">
      <style:text-properties officeooo:rsid="001840e6" fo:background-color="#e1c435" loext:char-shading-value="0"/>
    </style:style>
    <style:style style:name="T60" style:family="text">
      <style:text-properties officeooo:rsid="0020dd60" fo:background-color="#e1c435" loext:char-shading-value="0"/>
    </style:style>
    <style:style style:name="T61" style:family="text">
      <style:text-properties fo:background-color="#00a2d3" loext:char-shading-value="0"/>
    </style:style>
    <style:style style:name="T62" style:family="text">
      <style:text-properties fo:background-color="#ffff00" loext:char-shading-value="0"/>
    </style:style>
    <style:style style:name="T63" style:family="text">
      <style:text-properties fo:background-color="#ffff00" loext:char-shading-value="0"/>
    </style:style>
    <style:style style:name="T64" style:family="text">
      <style:text-properties fo:background-color="#e3c4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Image2" text:anchor-type="paragraph" svg:x="-1.49cm" svg:y="-1.459cm" svg:width="2.275cm" svg:height="0.794cm" draw:z-index="0"><draw:image xlink:href="Pictures/10000000000000560000001EC7A902C5CA082181.png" xlink:type="simple" xlink:show="embed" xlink:actuate="onLoad" draw:mime-type="image/png"/></draw:frame>RÉSUMÉ</text:p>
      <text:p text:style-name="P25"><text:span text:style-name="T36">Résumez </text:span><text:span text:style-name="T37">le</text:span><text:span text:style-name="T38"> texte ci-dessous</text:span><text:span text:style-name="T36"> au tiers ou au quart</text:span><text:span text:style-name="T33"> (</text:span><text:span text:style-name="T39">entre </text:span><text:span text:style-name="Strong_20_Emphasis"><text:span text:style-name="T40">5</text:span></text:span><text:span text:style-name="Strong_20_Emphasis"><text:span text:style-name="T41">1</text:span></text:span><text:span text:style-name="Strong_20_Emphasis"><text:span text:style-name="T40"> et 68</text:span></text:span><text:span text:style-name="T39"> lignes </text:span><text:span text:style-name="T42">dans cette police – Lato taille 12 – </text:span><text:span text:style-name="T43">et avec des marges de 1,5 cm à gauche et à droite</text:span><text:span text:style-name="T33">) – vous pouvez utiliser les notes de bas de page</text:span><text:span text:style-name="T34">.</text:span></text:p>
      <text:p text:style-name="P24"><text:span text:style-name="T48">Pour</text:span><text:span text:style-name="T49"> </text:span><text:span text:style-name="T50">faire ce résumé</text:span><text:span text:style-name="T45"> :</text:span></text:p>
      <text:list text:style-name="L1">
        <text:list-item>
          <text:list>
            <text:list-item>
              <text:list>
                <text:list-item>
                  <text:p text:style-name="P32"><text:span text:style-name="T46">lisez d’abord une fois le texte en cherchant son </text:span><text:span text:style-name="T47">thème principal</text:span><text:span text:style-name="T46"> et son </text:span><text:span text:style-name="T47">thème corollaire</text:span><text:span text:style-name="T46"> ainsi que sa </text:span><text:span text:style-name="T47">thèse</text:span><text:span text:style-name="T46">. <text:line-break/>Écrivez ceux-ci sur Moodle ;</text:span></text:p>
                </text:list-item>
                <text:list-item>
                  <text:p text:style-name="P33"><text:span text:style-name="T46">puis relisez le texte en </text:span><text:span text:style-name="T48">surlign</text:span><text:span text:style-name="T47">ant</text:span><text:span text:style-name="T44"> en vert les exemples, en jaune les idées principales et en bleu les connecteurs ;</text:span></text:p>
                </text:list-item>
                <text:list-item>
                  <text:p text:style-name="P34"><text:span text:style-name="T31">e</text:span><text:span text:style-name="T32">nfin, </text:span><text:span text:style-name="T35">rédigez</text:span><text:span text:style-name="T32"> le résumé.</text:span></text:p>
                </text:list-item>
              </text:list>
            </text:list-item>
          </text:list>
        </text:list-item>
      </text:list>
      <text:p text:style-name="P27">La rédaction de <text:span text:style-name="T1">Gamekult</text:span> démissionne après le rachat du site par Reworld Media<text:note text:id="ftn1" text:note-class="footnote"><text:note-citation>1</text:note-citation><text:note-body><text:p text:style-name="Footnote">D’après deux articles du <text:span text:style-name="T1">Monde</text:span> (<text:a xlink:type="simple" xlink:href="https://www.lemonde.fr/pixels/article/2017/05/19/ce-qui-caracterise-la-presse-jeux-video-c-est-la-precarite-l-influence-et-les-pressions_5130653_4408996.html" text:style-name="Internet_20_link" text:visited-style-name="Visited_20_Internet_20_Link">19 mai 2017</text:a> et <text:a xlink:type="simple" xlink:href="https://www.lemonde.fr/pixels/article/2022/11/17/la-redaction-de-gamekult-demissionne-apres-le-rachat-du-site-par-reworld-media_6150369_4408996.html" text:style-name="Internet_20_link" text:visited-style-name="Visited_20_Internet_20_Link">17 novembre 2022</text:a>), de <text:a xlink:type="simple" xlink:href="https://www.nouvelobs.com/teleobs/20221118.OBS66064/jeu-video-la-redaction-de-gamekult-annonce-son-depart-apres-le-rachat-par-reworld.html" text:style-name="Internet_20_link" text:visited-style-name="Visited_20_Internet_20_Link"><text:span text:style-name="T1">L’Obs</text:span> (18 novembre)</text:a> et de <text:a xlink:type="simple" xlink:href="https://www.liberation.fr/culture/jeux-video/gamekult-tombe-et-avec-les-derniers-lambeaux-de-la-presse-jeu-video-20221122_BMBKGFXOEVFDXIAB7FIZYOAMSU/" text:style-name="Internet_20_link" text:visited-style-name="Visited_20_Internet_20_Link"><text:span text:style-name="T1">Libération</text:span> (22 novembre)</text:a> sur ce sujet.</text:p></text:note-body></text:note></text:p>
      <text:p text:style-name="P18">La disparition inattendue et brutale de l’emblématique<text:note text:id="ftn2" text:note-class="footnote"><text:note-citation>2</text:note-citation><text:note-body><text:p text:style-name="P12">Symbolique, représentatif.</text:p></text:note-body></text:note> rédaction, connue pour son intransigeance et son esprit frondeur<text:note text:id="ftn3" text:note-class="footnote"><text:note-citation>3</text:note-citation><text:note-body><text:p text:style-name="P12">Rebelle.</text:p></text:note-body></text:note>, dessine l’effondrement d’un des derniers bastions<text:note text:id="ftn4" text:note-class="footnote"><text:note-citation>4</text:note-citation><text:note-body><text:p text:style-name="P12">Rempart.</text:p></text:note-body></text:note> d’une presse jeu vidéo paupérisée<text:note text:id="ftn5" text:note-class="footnote"><text:note-citation>5</text:note-citation><text:note-body><text:p text:style-name="P12">Appauvri.</text:p></text:note-body></text:note> où <text:span text:style-name="T54">le journalisme est remplacé par le contenu sponsorisé</text:span>.</text:p>
      <text:p text:style-name="P11"><text:span text:style-name="T54">Plutôt que de devoir se plier au nouvel actionnaire, la rédaction de </text:span><text:span text:style-name="Emphasis"><text:span text:style-name="T54">Gamekult</text:span></text:span><text:span text:style-name="T54"> préfère quitter le navire.</text:span> <text:span text:style-name="T54">Les journalistes du site</text:span> spécialisé dans les jeux vidéo <text:span text:style-name="T54">ont annoncé</text:span>, <text:span text:style-name="T54">jeudi 17 novembre à l’occasion d’un live sur Twitch, que la quasi-intégralité de la rédaction allait démissionner.</text:span></text:p>
      <text:p text:style-name="P11">« <text:span text:style-name="Emphasis">Nous sommes là pour annoncer le départ de la rédaction, qui sera effectif à partir du 7 décembre</text:span>,<text:span text:style-name="Emphasis"> </text:span>a expliqué lors de ce direct le rédacteur en chef, Nicolas « Puyo » Verlet.<text:span text:style-name="Emphasis"> Cela concerne la quasi-intégralité de la rédaction étendue : les rédacteurs, les JRI</text:span><text:span text:style-name="Emphasis"><text:note text:id="ftn6" text:note-class="footnote"><text:note-citation>6</text:note-citation><text:note-body><text:p text:style-name="P26">Journaliste reporteur d’image, c’est-à-dire journaliste audio-visuel réalisant lui-même ses prises de vues vidéo.</text:p></text:note-body></text:note></text:span><text:span text:style-name="Emphasis">, mais également nos pigistes</text:span><text:span text:style-name="Emphasis"><text:note text:id="ftn7" text:note-class="footnote"><text:note-citation>7</text:note-citation><text:note-body><text:p text:style-name="P9">Journaliste payé à la pige, c’est-à-dire à la page.</text:p></text:note-body></text:note></text:span>. […]<text:span text:style-name="Emphasis"> C’est une réflexion que l’on conduit depuis plusieurs mois, depuis l’annonce du rachat. N’imaginez pas que l’on part sur un coup de tête. »</text:span></text:p>
      <text:p text:style-name="P3"><text:span text:style-name="T54">À la fin du mois de juin</text:span>, <text:span text:style-name="Emphasis">Gamekult</text:span> a appris que <text:span text:style-name="T54">son actionnaire, TF1, cédait son pôle de média numérique</text:span>, baptisé <text:span text:style-name="T54">Unify</text:span>, <text:span text:style-name="T54">et dont fait partie le titre, au groupe Reworld Media</text:span><text:span text:style-name="T54"><text:note text:id="ftn8" text:note-class="footnote"><text:note-citation>8</text:note-citation><text:note-body><text:p text:style-name="P10">Reworld Media est un groupe de média français, créé en 2012. Depuis 2019, Reworld Media est le premier groupe de presse magazine français en nombre de journaux détenus. En 2020, le groupe <text:span text:style-name="T19">était présent</text:span> dans 12 pays. Dans un secteur de la presse en crise, le groupe est très controversé pour ses acquisitions et ses méthodes, privilégiant au travail journalistique la publication de contenus jugés commerciaux et « faciles ».</text:p></text:note-body></text:note></text:span><text:span text:style-name="T54">. L’équipe du site profite de l’ouverture de la clause de cession pour quitter l’entreprise.</text:span> Au total, ce sont donc neuf journalistes en CDI – soit la totalité des titulaires –, dont le rédacteur en chef, et dix-sept des dix-neuf pigistes qui ont décidé de quitter la rédaction.</text:p>
      <text:p text:style-name="P4"><text:span text:style-name="T54">La clause de cession est une spécificité liée au statut de journaliste qui s’active à la suite d’un rachat ou d’un changement d’actionnariat. Elle permet aux journalistes concernés de quitter l’entreprise en conservant leurs droits au chômage et en bénéficiant d’une indemnité</text:span> <text:span text:style-name="T54">variable selon le nombre d’années passées au sein de la rédaction.</text:span> Le changement d’actionnaire de <text:span text:style-name="Emphasis">Gamekult</text:span> a été rendu effectif le 18 octobre et les salariés ont été informés de l’ouverture d’une clause de cession le 28.</text:p>
      <text:p text:style-name="P1">Quatre jours après avoir annoncé le départ de la quasi-intégralité de la rédaction de <text:span text:style-name="T1">Gamekult</text:span>, après leur reprise par Reworld, <text:span text:style-name="T54">les journalistes</text:span> de cet emblème de la presse vidéoludique <text:span text:style-name="T54">ont été prié</text:span><text:span text:style-name="T55">s</text:span><text:span text:style-name="T54"> par leur nouveau propriétaire,</text:span> lundi soir, <text:span text:style-name="T54">de quitter précipitamment les lieux.</text:span> Toute personne ayant fait valoir sa clause de cession devant interrompre son travail et ne plus remettre le nez dans les locaux sans attendre la fin d’un préavis qui courait jusqu’au 7 décembre. Des journalistes KO debout, chargés de faire leur carton en vitesse, « à l’américaine ». La scène n’est pas passée inaperçue dans les rédactions voisines. Conséquence directe de cette <text:soft-page-break/>« dispense d’activité » : la rédaction se voit privée de l’enregistrement de sa dernière émission, rendez-vous majeur du site et canal par lequel ils comptaient faire leurs adieux aux lecteurs. Un deuil empêché. Ultime crachat de Reworld et des Néron<text:note text:id="ftn9" text:note-class="footnote"><text:note-citation>9</text:note-citation><text:note-body><text:p text:style-name="P13">Néron (37 – 68) a été un empereur romain de 54 à 68. Il a été un despote cruel, notamment pour avoir assassiné sa mère Agrippine en 59, et pour ses persécutions des chrétiens. Il est aussi un homme d’une ambition démesurée.</text:p></text:note-body></text:note> du <text:span text:style-name="T1">brand content</text:span><text:note text:id="ftn10" text:note-class="footnote"><text:note-citation>10</text:note-citation><text:note-body><text:p text:style-name="P7">En français « contenu de la marque ». Le<text:span text:style-name="T1"> brand content </text:span>est la mise en avant de son produit ou de sa marque par le biais d’un <text:span text:style-name="T1">storytelling</text:span> et de la création d’un univers à part entièr<text:span text:style-name="T20">e</text:span> pour véhiculer les valeurs et la vision de la marque auprès de ses consommateurs.<text:line-break/>Le <text:span text:style-name="T1">brand</text:span> journalisme, aussi appelé journalisme de marque <text:span text:style-name="T20">a pour </text:span>objectif de valoriser l’image d’une entreprise à travers un contenu qui adopte tous les codes journalistiques.</text:p></text:note-body></text:note> qui, en quelques années, ont incendié un journalisme web qui dispara<text:span text:style-name="T19">i</text:span>t dans l’indifférence d’une industrie du jeu vidéo florissante.</text:p>
      <text:p text:style-name="Standard"><text:span text:style-name="T56">L’ire</text:span><text:span text:style-name="T56"><text:note text:id="ftn11" text:note-class="footnote"><text:note-citation>11</text:note-citation><text:note-body><text:p text:style-name="P6"><text:span text:style-name="T29">C</text:span>olère.</text:p></text:note-body></text:note></text:span><text:span text:style-name="T56"> du nouveau propriétaire aurait été nourrie par </text:span><text:span text:style-name="T57">cette </text:span><text:span text:style-name="T56">émission spéciale tenue </text:span><text:span text:style-name="T57">le jeudi 17 au</text:span><text:span text:style-name="T56"> soir, au cours de laquelle les rédacteurs en chef du site ont expliqué les raisons de ce départ groupé. Un discours policé</text:span><text:span text:style-name="T56"><text:note text:id="ftn12" text:note-class="footnote"><text:note-citation>12</text:note-citation><text:note-body><text:p text:style-name="P13">Aux mœurs civilisées, d’où poli, bien éduqué.</text:p></text:note-body></text:note></text:span><text:span text:style-name="T56">, prudent, quitte à devoir affirmer que </text:span><text:span text:style-name="T6">Gamekult</text:span><text:span text:style-name="T56"> ne dispara</text:span><text:span text:style-name="T58">i</text:span><text:span text:style-name="T56">t pas, qu’une autre équipe est en train d’être réunie pour reprendre le flambeau.</text:span><text:span text:style-name="T23"> Avec à sa tête, plutôt qu’un rédacteur en chef, un de ces « responsables de marque » tant chéri par ce groupe de presse méprisé par le milieu pour </text:span><text:span text:style-name="T56">son exploitation de marques à des fins purement publicitaires</text:span><text:span text:style-name="T23">, </text:span><text:span text:style-name="T52">fossoyeur notamment des rédactions de </text:span><text:span text:style-name="T8">Sciences &amp; Vie</text:span><text:span text:style-name="T52"> et </text:span><text:span text:style-name="T8">Grazia</text:span><text:span text:style-name="T52"> (sollicité par </text:span><text:span text:style-name="T8">Libération</text:span><text:span text:style-name="T52">, Reworld n’a pas répondu à nos questions).</text:span><text:span text:style-name="T23"> Sauf que </text:span><text:span text:style-name="T56">les lecteurs de </text:span><text:span text:style-name="T6">Gamekult</text:span><text:span text:style-name="T56"> savent lire entre les lignes et ont rapidement communiqué leur tristesse et leur colère à l’idée que ce bastion du journalisme jeu vidéo, dernier espace en ligne assumant son exigence journalistique, puisse mourir ainsi.</text:span></text:p>
      <text:h text:style-name="P30" text:outline-level="2">Les méthodes de Reworld contestées</text:h>
      <text:p text:style-name="P28">Les méthodes de Reworld visant à rentabiliser au plus vite des sites acquis au rabais ont été critiquées dans le milieu des médias, avec notamment la multiplication des publicités dans les contenus et la mauvaise gestion du personnel poussé à la démission ou en burn-out.</text:p>
      <text:p text:style-name="P17">Parti à la conquête du jeu vidéo fin 2021 en faisant l’acquisition de Melty (<text:span text:style-name="T1">La Crème du Gaming</text:span>, <text:span text:style-name="T1">SuperSoluce</text:span>, et <text:span text:style-name="T1">GameLove</text:span>), Reworld a accéléré début 2021 en achetant <text:span text:style-name="T1">Eclypsia</text:span>, une marque historique de l’e-sport (jeu vidéo de compétition), et <text:span text:style-name="T1">JeuVideo-Live.com</text:span>, plus généraliste.</text:p>
      <text:p text:style-name="P2">D’ici cinq ans, le groupe compte prendre la deuxième place du podium français sur la thématique, occupé aujourd’hui par Webedia, avec le portail <text:span text:style-name="T1">JeuxVideos.com</text:span>, ou <text:span text:style-name="T1">Breakflip</text:span>, détenu par l’agence de communication WSC.</text:p>
      <text:p text:style-name="Standard">P<text:span text:style-name="T24">ourtant, p</text:span>rès de cinq mois après l’annonce du rachat <text:span text:style-name="T24">d’Unify</text:span>, le groupe Reworld Media n’a toujours pas clarifié ses ambitions à l’égard de sa nouvelle acquisition. <text:span text:style-name="Emphasis">« Nous attendons toujours la stratégie de Reworld,</text:span> regrette Karyl Ait Kaci Ali, représentant du personnel au sein de l’entité Unify Tech, une branche d’Unify qui regroupe les rédactions spécialisées dans les jeux vidéo et nouvelles technologies, dont fait partie <text:span text:style-name="Emphasis">Gamekult</text:span>. <text:span text:style-name="Emphasis">En dépit des réunions que nous avons pu avoir, nous n’avons toujours pas d’éléments clairs concernant les plans de développement d’Unify. »</text:span></text:p>
      <text:h text:style-name="P31" text:outline-level="2" text:is-list-header="true">Un ton et une identité</text:h>
      <text:p text:style-name="P19"><text:span text:style-name="Emphasis">Gamekult</text:span> a été fondé en décembre 2000 et se présentait comme l’un des premiers magazines en ligne spécialisé dans les jeux vidéo en France, se reposant uniquement sur ses <text:soft-page-break/>publications sur le Web. Au classement des sites de jeux vidéo établi chaque année par l’Agence française pour le jeu vidéo (AFJV), <text:span text:style-name="Emphasis">Gamekult</text:span> décrochait en novembre 2012 la deuxième place derrière <text:span text:style-name="Emphasis">Jeuxvideo.com</text:span>. Le site, tombé depuis à la cinquième place, a connu plusieurs actionnaires au cours de son existence, passant de LDLC à Cup Interactive puis Newen, avant de tomber dans l’escarcelle de TF1. <text:span text:style-name="Emphasis">Gamekult</text:span> s’était alors retrouvé intégré au sein d’Unify.</text:p>
      <text:p text:style-name="P1">La chute inattendue de Gamekult est le point d’orgue d’un effondrement qui se joue depuis plusieurs années. On ne compte plus les vétérans du journalisme, signatures très identifiées des lecteurs, qui jettent l’éponge au fil des mois. Pour quitter complètement le secteur du jeu vidéo ou au contraire pour trouver un emploi dans l’industrie. Une situation résumée à la perfection en janvier par la journaliste américaine Nadia Oxford : « <text:span text:style-name="T1">S’il y avait des salaires décents dans le journalisme de jeux vidéo, on y trouverait plus de journalistes expérimentés. Il y aurait des anciens. Il y aurait des mentors. Au lieu de cela, tout le monde dispara</text:span><text:span text:style-name="T2">i</text:span><text:span text:style-name="T1">t une fois atteint la trentaine.</text:span> »</text:p>
      <text:p text:style-name="P1"><text:span text:style-name="T54">Florissantes il y a encore une dizaine d’années, les diverses rédactions agonisent, disparaissent ou se renient</text:span><text:span text:style-name="T54"><text:note text:id="ftn13" text:note-class="footnote"><text:note-citation>13</text:note-citation><text:note-body><text:p text:style-name="P14">Se montrer infidèle à ses valeurs, à ce que l’on a été.</text:p></text:note-body></text:note></text:span>. <text:span text:style-name="T7">Gameblog</text:span><text:span text:style-name="T51"> a perdu son équipe historique. </text:span><text:span text:style-name="T7">Jeuxvideo.fr</text:span><text:span text:style-name="T51"> est mort plusieurs fois.</text:span> <text:span text:style-name="T61">Tandis que</text:span><text:span text:style-name="T54"> le leader </text:span><text:span text:style-name="T5">Jeuxvideo.com</text:span><text:span text:style-name="T54"> n’en finit plus de torpiller le travail des quelques journalistes qu’il abrite encore sous une orgie de « contenus » publirédactionnels</text:span><text:span text:style-name="T54"><text:note text:id="ftn14" text:note-class="footnote"><text:note-citation>14</text:note-citation><text:note-body><text:p text:style-name="P8">Publicité <text:span text:style-name="T18">rédigée comme un article de presse de façon à </text:span>présente<text:span text:style-name="T18">r</text:span> en détail les caractéristiques d’une offre ou d’un produit, son contenu étant rédigé sous le contrôle de l’entreprise qui le finance. <text:span text:style-name="T18">Beaucoup de lecteurs ne remarquent pas qu’il s’agit d’une publicité.</text:span></text:p></text:note-body></text:note></text:span><text:span text:style-name="T54"> et de promo </text:span><text:span text:style-name="T5">Black Friday</text:span><text:span text:style-name="T54">.</text:span> <text:span text:style-name="T54">Avec la disparition de </text:span><text:span text:style-name="T5">Gamekult</text:span><text:span text:style-name="T54">, les derniers espaces d’informations libres seront à trouver du côté de la vieille presse papier, qui défie le sort depuis dix ans, chez </text:span><text:span text:style-name="T5">JV le mag</text:span><text:span text:style-name="T54"> et </text:span><text:span text:style-name="T5">Canard PC (CPC)</text:span><text:span text:style-name="T54">.</text:span> Deux rédactions aux finances très tendues, au point que le second a été contraint de se séparer de plusieurs de ses journalistes au début de l’été pour absorber la hausse conjoncturelle de ses coûts.</text:p>
      <text:p text:style-name="Standard">Dans cet espace à l’oxygène raréfié, <text:span text:style-name="T1">Gamekult</text:span> semblait le plus solide. <text:span text:style-name="T25">Dès son lancement</text:span> en 2000, le site s’est immédiatement constitué sous la forme d’une rédaction professionnelle qui produit beaucoup et s’est rapidement taillé une place de choix dans le paysage naissant de la presse web. <text:span text:style-name="T54">Avec les ans, </text:span><text:span text:style-name="T5">Gamekult</text:span><text:span text:style-name="T54"> se façonne un ton et une identité. Intransigeante dans l’exercice critique, littéraire, la rédaction est également imperméable aux intrusions de l’industrie et préfère être blacklisté par des éditeurs incontournables </text:span><text:span text:style-name="T51">(notamment Sony</text:span><text:span text:style-name="T53"> France qui avait boycotté </text:span><text:span text:style-name="T4">Gamekult</text:span><text:span text:style-name="T53"> en cessant de leur envoyer leurs jeux</text:span><text:span text:style-name="T51">)</text:span> <text:span text:style-name="T54">plutôt que d’accepter, comme cela se fait souvent ailleurs, de remonter une note pour éviter de perdre un budget pub.</text:span></text:p>
      <text:h text:style-name="P31" text:outline-level="2" text:is-list-header="true">« Intenable financièrement »</text:h>
      <text:p text:style-name="P1">« <text:span text:style-name="T1">Ce n’est pas parce qu’il s’agit de jeu vidéo qu’on ne mérite pas d’avoir une vraie presse, qui ne serait pas prisonnière d’un enthousiasme inconditionnel de fan</text:span> », résume <text:span text:style-name="T54">Thomas Cusseau </text:span><text:span text:style-name="T51">(« Yukishiro »)</text:span><text:span text:style-name="T54">, ancien rédacteur en chef du site. C’est lui qui amorce la plus grande révolution de </text:span><text:span text:style-name="T5">Gamekult</text:span><text:span text:style-name="T54"> en installant, en 2015, une formule </text:span><text:span text:style-name="T5">premium</text:span><text:span text:style-name="T54">, destinée à rendre payante une partie de ce site né avec le web gratuit. Une façon d’absorber la chute du marché publicitaire qui commence alors à se déporter vers la vidéo.</text:span> « <text:span text:style-name="T1">Tous les observateurs promettaient le pire à</text:span> <text:span text:style-name="T1">Gamekult</text:span>, note Ivan Gaudé, directeur de la rédaction de <text:span text:style-name="T1">CPC</text:span>. <text:span text:style-name="T1">Cette décision leur aura permis d’échapper une dizaine de fois à la mort.</text:span> » Avec 12 000 abonnés en 2022, <text:span text:style-name="T64">cette formule hybride ne permet pas d’être à l’équilibre financier mais constitue un apport non négligeable.</text:span> « <text:span text:style-name="T1">Surtout, le premium m’a permis de justifier nos choix éditoriaux, contre la course à l’audience, dans un groupe qui ne comprenait pas forcément cette ligne.</text:span> »</text:p>
      <text:p text:style-name="P1"><text:soft-page-break/>Car depuis <text:span text:style-name="T54">2007, </text:span><text:span text:style-name="T5">Gamekult</text:span><text:span text:style-name="T54"> a perdu son indépendance financière.</text:span> Vendu d’abord à CNET (devenu CBS), <text:span text:style-name="T54">le site passe de mains en mains à l’occasion de rachats successifs des groupes au-dessus d’eux.</text:span> <text:span text:style-name="T54">Ce que perd </text:span><text:span text:style-name="T5">Gamekult</text:span><text:span text:style-name="T54"> avec le temps, c’est la ma</text:span><text:span text:style-name="T59">i</text:span><text:span text:style-name="T54">trise d’une partie de ses décisions, notamment financières.</text:span> Quand <text:span text:style-name="T1">JV le mag</text:span> et <text:span text:style-name="T1">CPC</text:span> survivent en investissant des locaux moins chers, <text:span text:style-name="T1">Gamekult</text:span> n’a pas cette souplesse et doit faire avec les co<text:span text:style-name="T21">u</text:span>ts structurels du groupe auquel il appartient. <text:span text:style-name="T54">Avant même l’arrivée de Reworld dans l’équation, le site est écartelé entre ses contraintes budgétaires et son désir de ne pas se laisser dépasser par l’explosion du nombre de jeux ces cinq dernières années.</text:span> Avec un co<text:span text:style-name="T22">u</text:span>t humain non négligeable. En 2021, deux des sept journalistes font des burn-out qui se soldent par des arrêts de travail de plusieurs mois et, ultimement, des départs de la rédaction. Le rythme effréné se télescopant avec des paies qui excèdent à peine le Smic et une confusion parfois difficile à gérer entre amitié et travail. Impossible, par ailleurs, de discuter avec le groupe d’une éventuelle revalorisation salariale sans se voir opposer qu’il y aura toujours quelqu’un pour vous remplacer. Ce qui trahit une profonde incompréhension de la nature même du pacte qui lie la rédaction et son lectorat, très attaché aux signatures et aux persona<text:note text:id="ftn15" text:note-class="footnote"><text:note-citation>15</text:note-citation><text:note-body><text:p text:style-name="Footnote"><text:span text:style-name="T22">L</text:span>a persona correspond au rôle social que chaque personne joue.</text:p></text:note-body></text:note> des journalistes jeu vidéo.</text:p>
      <text:p text:style-name="Standard">« <text:span text:style-name="T1">Aujourd’hui il n’y a plus de support critique pour le jeu vidéo</text:span>, explique un des rares journalistes quadra du milieu. <text:span text:style-name="T1">Les derniers espaces qui survivent ont du mal à payer leur pigiste, ça devient intenable financièrement</text:span>. » « <text:span text:style-name="T1">La circulation des journalistes d’une rédaction à l’autre n’existe plus</text:span> », nous explique Gauthier Andres (alias « Gautoz »), ancien rédacteur en chef adjoint de <text:span text:style-name="T1">Gamekult</text:span> qui raconte lui aussi les années compliquées à lutter avec le groupe pour défendre une exigence abandonnée partout ailleurs. « <text:span text:style-name="T1">C’était le dernier endroit où tu pouvais regarder ton site le soir sans avoir honte de ce qui était mis en avant.</text:span> »</text:p>
      <text:h text:style-name="P31" text:outline-level="2" text:is-list-header="true">Redirection vers Twitch et YouTube</text:h>
      <text:p text:style-name="P1">À la veille de la disparition de <text:span text:style-name="T1">Gamekult</text:span>, ses lecteurs ne savent plus vers qui se tourner. Où trouver une information fiable et pertinente au quotidien ? Seuls les anglophones disposent encore de rares points de chute. « <text:span text:style-name="T1">Le lectorat de </text:span><text:span text:style-name="T9">Gamekult</text:span><text:span text:style-name="T1"> a en grande partie vieilli avec le site, il est sans doute aussi lecteur des </text:span><text:span text:style-name="T9">Jours</text:span><text:span text:style-name="T1"> ou de </text:span><text:span text:style-name="T9">Mediapart</text:span><text:span text:style-name="T1"> et attaché à une écriture, une rigueur journalistique</text:span>, note le chercheur Alexis Blanchet, coauteur du livre <text:span text:style-name="T1">Lire les magazines de jeux vidéo</text:span> (à para<text:span text:style-name="T22">i</text:span>tre aux Presses universitaires de Liège). <text:span text:style-name="T1">Il va être intéressant de voir ce qui se passe, si on se dirige vers la reconstitution de la rédaction ailleurs </text:span>[option qui ne semble pas envisagée, ndlr<text:note text:id="ftn16" text:note-class="footnote"><text:note-citation>16</text:note-citation><text:note-body><text:p text:style-name="P15"><text:span text:style-name="T22">Acronyme de « Note de la rédaction » : </text:span><text:span text:style-name="T30">n</text:span>ote ajoutée dans une citation par la rédaction d’un article de presse.</text:p></text:note-body></text:note>] <text:span text:style-name="T1">ou si ses journalistes quittent la presse. Mais il semble probable qu’on assiste à une dissémination du discours critique.</text:span> » Pour Boris Krywicki, chercheur à l’université de Liège qui vient de publier sa thèse sur les enquêtes dans la presse vidéoludique, la chute de <text:span text:style-name="T1">Gamekult</text:span> acte une « <text:span text:style-name="T1">fin de cycle</text:span> ». Après avoir précipité la disparition de la vieille presse papier, encore florissante au début des années 2000, le temps du journalisme web serait compté. « <text:span text:style-name="T1">Le modèle se recompose autour d’une forme unicellulaire, d’une personne seule suivie par sa communauté et payée par les “subs” Twitch ou des dons via des plateformes comme Patreon. L’attachement aux rédactions semble moins pertinent que celui aux personnes. Chacun dépendant de sa communauté, prête à débourser de l’argent non plus sous la forme d’un abonnement mais d’une marque de soutien.</text:span> »</text:p>
      <text:p text:style-name="Standard">L’avenir de la profession pourrait se jouer sur Twitch et YouTube, où en effet quelques rares voix, comme celle de Gautoz, tentent d’y maintenir une approche journalistique que d’autres ont abandonné dans le passage à la vidéo. « <text:span text:style-name="T1">Il est possible d’en vivre et de refuser les compromissions, mais ça suppose d’être déjà identifié et d’avoir beaucoup de chance. Et le nombre de places semble très limité</text:span> », précise Gautoz. Qui ajoute que faute de rédaction à laquelle s’adosser, sauter ce pas c’est faire le deuil des grands formats du journalisme – reportage, <text:soft-page-break/>enquête… Ces dernières années ont montré leur nécessité dans une industrie du jeu vidéo qui se contenterait bien d’une armée d’homme<text:span text:style-name="T26">s</text:span>-sandwich<text:span text:style-name="T26">s</text:span>.</text:p>
      <text:h text:style-name="P31" text:outline-level="2">« <text:span text:style-name="T1">Ce qui caractérise la presse jeux vidéo, c’est la précarité, l’influence et les pressions</text:span> »</text:h>
      <text:p text:style-name="P20"><text:span text:style-name="T27">Déjà en mai 2017, dans l’amphithéâtre de l’école multimédia d’Angoulême où se tenait la dernière journée du Videogame Economics Forum, </text:span><text:span text:style-name="T28">devant </text:span><text:span text:style-name="T27">un parterre de professionnels de développeurs indés, Thierry Platon, vétéran de l’industrie du jeu vidéo, expliquait : </text:span><text:span text:style-name="Emphasis">« Je travaillais dans la presse auparavant. Les journalistes jeux vidéo, ce sont des fans que les employeurs peuvent mal payer, et pourquoi pas, faire travailler gratuitement</text:span><text:span text:style-name="Emphasis"><text:span text:style-name="T9"> ».</text:span></text:span><text:span text:style-name="Emphasis"> </text:span><text:span text:style-name="Emphasis"><text:span text:style-name="T11">Étienne Rouzet et Gaël Fouquet, </text:span></text:span><text:span text:style-name="Emphasis"><text:span text:style-name="T12">anciens journalistes d</text:span></text:span><text:span text:style-name="Emphasis"><text:span text:style-name="T11">u magazine </text:span></text:span><text:span text:style-name="Emphasis"><text:span text:style-name="T3">Canard PC </text:span></text:span><text:span text:style-name="Emphasis"><text:span text:style-name="T11">pour l’un, </text:span></text:span><text:span text:style-name="Emphasis"><text:span text:style-name="T12">du</text:span></text:span><text:span text:style-name="Emphasis"><text:span text:style-name="T11"> site Gamekult pour l’autre, </text:span></text:span><text:span text:style-name="Emphasis"><text:span text:style-name="T12">enfonçaient le clou</text:span></text:span><text:span text:style-name="Emphasis"><text:span text:style-name="T11"> : « </text:span></text:span><text:span text:style-name="Emphasis"><text:span text:style-name="T23">Ce qui caractérise la presse jeux vidéo, c’est la précarité, l’influence et les pressions.</text:span></text:span><text:span text:style-name="Emphasis"><text:span text:style-name="T11"> »</text:span></text:span></text:p>
      <text:p text:style-name="P23"><text:span text:style-name="Emphasis"><text:span text:style-name="T15">Depuis</text:span></text:span><text:span text:style-name="Emphasis"><text:span text:style-name="T11">, </text:span></text:span><text:span text:style-name="Emphasis"><text:span text:style-name="T12">l</text:span></text:span><text:span text:style-name="Emphasis"><text:span text:style-name="T11">es deux hommes proposent leurs services </text:span></text:span><text:span text:style-name="Emphasis"><text:span text:style-name="T14">au sein de leur société de conseil Aggro Consulting </text:span></text:span><text:span text:style-name="Emphasis"><text:span text:style-name="T11">pour aider studios et éditeurs à mieux comprendre le fonctionnement d’un journaliste jeux vidéo.</text:span></text:span></text:p>
      <text:p text:style-name="P22"><text:span text:style-name="T54">Dans l’industrie, </text:span><text:span text:style-name="T60">les journalistes vidéoludiques</text:span><text:span text:style-name="T54"> n’ont pas toujours bonne presse. </text:span><text:span text:style-name="Emphasis"><text:span text:style-name="T54">« J’ai entendu dire que si on payait, ils publiaient directement l’article que l’éditeur écrit pour eux »</text:span></text:span><text:span text:style-name="T54">, avance un développeur, confondant article de presse et publirédactionnel, bien aidé par une confusion savamment entretenue sur certains sites.</text:span></text:p>
      <text:p text:style-name="P22"><text:span text:style-name="Emphasis"><text:span text:style-name="T23">« Pour leur dire de parler de notre jeu, il n’y a qu’à leur montrer qu’un de leurs confrères en a parlé »</text:span></text:span><text:span text:style-name="Emphasis"><text:span text:style-name="T11">, claironne un autre, sensible aux effets d’entra</text:span></text:span><text:span text:style-name="Emphasis"><text:span text:style-name="T10">i</text:span></text:span><text:span text:style-name="Emphasis"><text:span text:style-name="T11">nement et de mode au sein de la presse. </text:span></text:span><text:span text:style-name="Emphasis"><text:span text:style-name="T23">« On a l’impression qu’ils détestent le jeu vidéo français »</text:span></text:span><text:span text:style-name="Emphasis"><text:span text:style-name="T11">, déplorera un dernier, estimant que les médias ne donnent pas assez de visibilité à la production hexagonale.</text:span></text:span></text:p>
      <text:p text:style-name="P21">Face à ces jugements, parfois renseignés, parfois moins, les deux anciens journalistes tentent de démystifier. <text:span text:style-name="Emphasis">« Le niveau d’influence des éditeurs de jeux tient du fantasme »</text:span>, assure tout d’abord Étienne Rouzet. Les tentatives de séduction, les petites pressions, voire les boycottages des rédactions jugées trop sévères ou indociles par les éditeurs, tout cela existe, mais l’ampleur du phénomène est surestimée selon lui.</text:p>
      <text:p text:style-name="P21"><text:span text:style-name="T51">Par exemple, il est déjà arrivé que des éditeurs tentent de faire du chantage à la publicité pour obtenir des articles positifs, mais cette stratégie ne porte pas toujours ses fruits. </text:span><text:span text:style-name="Emphasis"><text:span text:style-name="T51">« Les éditeurs sont chiants, mais leur puissance de nuisance est limitée dans une entreprise de presse où les services qui s’occupent de la publicité et la rédaction sont séparés », </text:span></text:span><text:span text:style-name="T51">détaille Gaël Fouquet, qui appartenait à l’une des rédactions les plus regardantes sur le sujet – toutes ne le sont pas.</text:span></text:p>
      <text:p text:style-name="P21">La pression la plus importante, estime toutefois Étienne Rouzet, c’est en fait celle des lecteurs eux-mêmes. Celle-ci est quotidienne sur Internet et peut prendre la forme de commentaires très remontés, si ce n’est agressifs ou insultants, pour prendre la défense de tel ou tel jeu jugé à leurs yeux trop peu traité ou trop mal noté.<text:span text:style-name="Emphasis"> « Si vous voulez vous faire conna</text:span><text:span text:style-name="Emphasis"><text:span text:style-name="T18">i</text:span></text:span><text:span text:style-name="Emphasis">tre de la presse et faire pression sur les journalistes, développez une importante communauté autour de votre jeu »</text:span>, ironise Étienne Rouzet à destination des créateurs.</text:p>
      <text:p text:style-name="P21">Les cofondateurs d’Aggro Consulting affirment, en revanche, que pour un développeur, conna<text:span text:style-name="T18">i</text:span>tre un journaliste et entretenir des rapports cordiaux avec lui ne peut être synonyme de traitement de faveur : si le testeur est consciencieux, estime Gaël Fouquet, il s’interdira d’écrire dessus et le laissera à un collègue. <text:span text:style-name="Emphasis">« Certains journalistes demandent à conserver une certaine distance, il faut respecter cela »</text:span>, rebondit dans la salle Julien Villedieu, délégué général du Syndicat national du jeu vidéo (SNJV).</text:p>
      <text:p text:style-name="P21"><text:soft-page-break/><text:span text:style-name="Emphasis"><text:span text:style-name="T11">Une précision qui ne va pas toujours de soi dans un petit microcosme où l’ambiance est détendue, le tutoiement généralisé, et les frontières parfois mal définies, comme l’avait révélé en 2012 </text:span></text:span><text:a xlink:type="simple" xlink:href="http://www.liberation.fr/ecrans/2012/11/28/doritosgate-crispation-autour-des-jeux-video_959743" office:target-frame-name="_blank" xlink:show="new" text:style-name="Internet_20_link" text:visited-style-name="Visited_20_Internet_20_Link"><text:span text:style-name="Emphasis"><text:span text:style-name="T11">l’affaire du « DoritosGate ».</text:span></text:span></text:a><text:span text:style-name="Emphasis"><text:span text:style-name="T11"> Partie d’une photographie du journaliste spécialisé canadien Geoff Keighley </text:span></text:span><text:a xlink:type="simple" xlink:href="http://img1.lesnumeriques.com/news/27/27258/Doritosgate.png" office:target-frame-name="_blank" xlink:show="new" text:style-name="Internet_20_link" text:visited-style-name="Visited_20_Internet_20_Link"><text:span text:style-name="Emphasis"><text:span text:style-name="T11">où apparaissaient des produits commerciaux, comme des Doritos</text:span></text:span></text:a><text:span text:style-name="Emphasis"><text:span text:style-name="T11">, l’affaire avait levé le voile sur l’indépendance à géométrie variable de la presse spécialisée.</text:span></text:span></text:p>
      <text:p text:style-name="P23">Autre problème structurel soulevé par les deux cofondateurs d’Aggro Consulting : la rémunération des journalistes spécialisés, et surtout le statut problématique des contributeurs extérieurs. <text:span text:style-name="Emphasis">« Un testeur de jeu vidéo, c’est par définition un travailleur précaire », </text:span>souligne Étienne Rouzet, à propos du système de rémunération à la pige, c’est-à-dire à l’article, qui concerne beaucoup d’entre eux.</text:p>
      <text:p text:style-name="P23"><text:span text:style-name="Emphasis"><text:span text:style-name="T11">Ces salariés payés à la commande sont incités par ce système de rémunération à travailler au plus vite pour pouvoir encha</text:span></text:span><text:span text:style-name="Emphasis"><text:span text:style-name="T15">i</text:span></text:span><text:span text:style-name="Emphasis"><text:span text:style-name="T11">ner les articles et boucler les fins de mois, </text:span></text:span><text:span text:style-name="Emphasis"><text:span text:style-name="T13">à</text:span></text:span><text:span text:style-name="Emphasis"><text:span text:style-name="T23"> </text:span></text:span><text:span text:style-name="Emphasis"><text:span text:style-name="T11">fortiori</text:span></text:span><text:span text:style-name="Emphasis"><text:span text:style-name="T11"><text:note text:id="ftn17" text:note-class="footnote"><text:note-citation>17</text:note-citation><text:note-body><text:p text:style-name="P5">Plus encore.</text:p></text:note-body></text:note></text:span></text:span><text:span text:style-name="Emphasis"><text:span text:style-name="T11"> depuis que le prix de la pige a chuté, à partir du milieu des années 2000. </text:span></text:span><text:span text:style-name="Emphasis"><text:span text:style-name="T15">Et après le rachat par Reworld Media d’Unify, entre autres, cela ne risque pas de s’améliorer.</text:span></text:span></text:p>
      <text:p text:style-name="P16"><text:span text:style-name="Emphasis"><text:span text:style-name="T15">D’ailleurs, </text:span></text:span><text:span text:style-name="Emphasis"><text:span text:style-name="T3">Gamekult</text:span></text:span><text:span text:style-name="Emphasis"><text:span text:style-name="T11"> a dénoncé dans </text:span></text:span><text:span text:style-name="Emphasis"><text:span text:style-name="T17">son</text:span></text:span><text:span text:style-name="Emphasis"><text:span text:style-name="T11"> communiqué </text:span></text:span><text:span text:style-name="Emphasis"><text:span text:style-name="T16">du 17 novembre 2022</text:span></text:span><text:span text:style-name="Emphasis"><text:span text:style-name="T11"> « </text:span></text:span><text:span text:style-name="Emphasis"><text:span text:style-name="T17">un </text:span></text:span><text:span text:style-name="Emphasis"><text:span text:style-name="T3">contexte économique et médiatique toujours plus hostile pour l’indépendance de la presse jeu vidéo</text:span></text:span><text:span text:style-name="Emphasis"><text:span text:style-name="T11">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3"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3"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6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age-count>7</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9:47:33.582817898</meta:creation-date>
    <dc:title>Cours_Lato</dc:title>
    <meta:editing-duration>PT4H16M10S</meta:editing-duration>
    <meta:editing-cycles>43</meta:editing-cycles>
    <meta:generator>LibreOffice/7.4.3.2$MacOSX_AARCH64 LibreOffice_project/1048a8393ae2eeec98dff31b5c133c5f1d08b890</meta:generator>
    <meta:initial-creator>Corinne Paterlini</meta:initial-creator>
    <dc:date>2022-12-14T14:08:54.325201142</dc:date>
    <meta:document-statistic meta:table-count="0" meta:image-count="1" meta:object-count="0" meta:page-count="7" meta:paragraph-count="62" meta:word-count="3428" meta:character-count="21120" meta:non-whitespace-character-count="17749"/>
    <meta:template xlink:type="simple" xlink:actuate="onRequest" xlink:title="Cours_Lato" xlink:href="../../../../../../../../../.config/libreoffice/4/user/template/Cours_Lato1.ott" meta:date="2022-11-22T19:47:32.207934272"/>
  </office:meta>
</office:document-meta>
</file>